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b2592" officeooo:paragraph-rsid="001b259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rsid="001b2592" officeooo:paragraph-rsid="001b2592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1d277c" officeooo:paragraph-rsid="001d277c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officeooo:rsid="001bf11e" officeooo:paragraph-rsid="001bf11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bold" officeooo:rsid="001b2592" officeooo:paragraph-rsid="001b259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1bf11e" officeooo:paragraph-rsid="001d277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223ac9" officeooo:paragraph-rsid="00223ac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normal" officeooo:rsid="00223ac9" officeooo:paragraph-rsid="0024e48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weight="normal" officeooo:rsid="0024e48e" officeooo:paragraph-rsid="0024e48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bold" officeooo:rsid="002841c4" officeooo:paragraph-rsid="0024e48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bold" officeooo:rsid="002841c4" officeooo:paragraph-rsid="002841c4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bf11e" officeooo:paragraph-rsid="001bf11e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bf11e" officeooo:paragraph-rsid="001f0e4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bold" officeooo:rsid="002841c4" officeooo:paragraph-rsid="0024e48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weight="bold" officeooo:rsid="002b5539" officeooo:paragraph-rsid="002b5539" style:font-size-asian="14pt" style:font-weight-asian="bold" style:font-size-complex="14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Times New Roman" fo:font-size="14pt" fo:font-weight="bold" officeooo:rsid="002b5539" officeooo:paragraph-rsid="002b553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841c4" officeooo:paragraph-rsid="0024e48e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a0a9" style:font-weight-asian="bold" style:font-weight-complex="bold"/>
    </style:style>
    <style:style style:name="T3" style:family="text">
      <style:text-properties officeooo:rsid="001d277c"/>
    </style:style>
    <style:style style:name="T4" style:family="text">
      <style:text-properties officeooo:rsid="0023a0a9"/>
    </style:style>
    <style:style style:name="T5" style:family="text">
      <style:text-properties officeooo:rsid="0024e48e"/>
    </style:style>
    <style:style style:name="T6" style:family="text">
      <style:text-properties fo:font-size="14pt" fo:font-weight="bold" officeooo:rsid="0023a0a9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2841c4" style:font-size-asian="14pt" style:font-weight-asian="bold" style:font-size-complex="14pt" style:font-weight-complex="bold"/>
    </style:style>
    <style:style style:name="T8" style:family="text">
      <style:text-properties officeooo:rsid="0029a216"/>
    </style:style>
    <style:style style:name="T9" style:family="text">
      <style:text-properties officeooo:rsid="002b553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2pt" fo:font-weight="normal" officeooo:rsid="002b5539" style:font-size-asian="12pt" style:font-weight-asian="normal" style:font-size-complex="12pt" style:font-weight-complex="normal"/>
    </style:style>
    <style:style style:name="T12" style:family="text">
      <style:text-properties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b5539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d137d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чебная практика по «Прикладному программированию»</text:p>
      <text:p text:style-name="P1"/>
      <text:p text:style-name="P2"><text:span text:style-name="T1">Тема </text:span>5. Записная книжка</text:p>
      <text:p text:style-name="P2"><text:span text:style-name="T1">Краткое описание. </text:span>Анкетные данные, адреса, телефоны, место работы, или учебы, должность знакомых, коллег и родственников, характер знакомства, деловые качества и так далее. Автоматическое формулирование поздравление с днем рождения (по текущей дате). Упорядочение по алфавиту и по дате последней корректировки. Поиск по произвольному шаблону.</text:p>
      <text:p text:style-name="P3">Минимум 20 записей в Базу Данных.</text:p>
      <text:p text:style-name="P2"/>
      <text:p text:style-name="P4">День 1.</text:p>
      <text:p text:style-name="P4">Вопросы дня:</text:p>
      <text:list xml:id="list1663601018582927644" text:style-name="L1">
        <text:list-item>
          <text:p text:style-name="P12">Определится с выбором языка программирования?</text:p>
        </text:list-item>
        <text:list-item>
          <text:p text:style-name="P12">Выбрать программное обеспечение было выбрано, и почему? (Windows+Linux)</text:p>
        </text:list-item>
        <text:list-item>
          <text:p text:style-name="P13">Создание локального репозитория. </text:p>
        </text:list-item>
        <text:list-item>
          <text:p text:style-name="P13">Создания первого коммита в локальном репозитории.</text:p>
        </text:list-item>
        <text:list-item>
          <text:p text:style-name="P12">Виды интерфейса. Какое будет использоваться?</text:p>
        </text:list-item>
        <text:list-item>
          <text:p text:style-name="P12">Прототипы программных модулей (MVC)</text:p>
        </text:list-item>
        <text:list-item>
          <text:p text:style-name="P12">Выписать определенные понятие и спецификации</text:p>
        </text:list-item>
        <text:list-item>
          <text:p text:style-name="P12">Выполнить разработку диаграмм по модулям [4]</text:p>
        </text:list-item>
      </text:list>
      <text:p text:style-name="P5"/>
      <text:p text:style-name="P4">Дневник</text:p>
      <text:p text:style-name="P6"><text:tab/><text:span text:style-name="T6">День 1.</text:span>Тема моей учебной практики <text:span text:style-name="T3">была выбрана из книги Юркина А.Г. - Задачник по программированию — 2002. Я выбрал «Записную книжку», в которой будет выводиться анкетные данные занесенных в базу данных. Кроме, этого будет автоматическая формулировка поздравлений с днем рождений (в день рождения). Выбор языка программирования остановился на PHP (запросы к <text:s/>базе данных, вывод информации) + JavaScript (формирование напоминаний о днях рождения и анимации) + CSS (основная вёрстка сайта). Были выбраны программные компоненты GIT (контроль версий), Dia (создание графически диаграмм), MySQL (база данных в которых будет хранится информация). После того, как я определился с программным обеспечением. Начну проектировать базу данных, для более наглядности я буду использовать программу Dia у нее есть встроенная библиотека, создание диаграмм баз данных. Для нормализации базы данных, буду использовать стандартные нормальные формы (1, 2, 3). Создание Технического задания.</text:span></text:p>
      <text:p text:style-name="P7">Создание локального репозитория в папке проекта. Создание первого коммита. <text:span text:style-name="T4">Создание файла отдельно для Технического задание.</text:span></text:p>
      <text:p text:style-name="P7"/>
      <text:p text:style-name="P8"><text:tab/><text:span text:style-name="T6">День 2. </text:span><text:span text:style-name="T7">{Проектирование Базы Данных}</text:span><text:span text:style-name="T2"> </text:span><text:span text:style-name="T5">День начинается с создания Базы Данных для разминки пальцев, т. к. работа будет проходить в терминале, а не в привычном всем графическом интерефейсе. Будет создано (по ТЗ) 3 таблицы. Таблица 1 хранит общую информацию о пользователе. Таблица 2 содержит друзей пользователя. И Таблица 3 содержит контактную информацию в которая содержит подробную информацию о пользователю.</text:span></text:p>
      <text:p text:style-name="P9">Зачем 2 таблицы о информации пользователя? Чтобы нагрузка на сайт была меньше, т. к. подгрузить 1 таблицу с 10 столбацами дольше, тем более если она не нужна.</text:p>
      <text:p text:style-name="P9">После создание базы данных и прописание в ней связей. </text:p>
      <text:p text:style-name="P8"/>
      <text:p text:style-name="P10"><text:tab/>День 3.<text:span text:style-name="T9">{Код}</text:span><text:span text:style-name="T11"> Заполнение базы данных. Создание первоначального кода, для шаблонизации сайта , был выбран паттерн MVC (Model-View-Controller), который структурируется из 3 главных частей. Модель — получает данные из хранилища данных (в данный момент База данных). Представление — распределение и показательной части для </text:span><text:soft-page-break/><text:span text:style-name="T11">пользователей. Контроллер — обрабатывает информаию полученную из модели и передает её в представление. </text:span><text:span text:style-name="T9">/* Сделать диаграмму для MVC (UML) */ </text:span><text:span text:style-name="T13">Были созданы первые тестовые варианты, на локальном сервере Apache2, который идеально подходит для нашего проекта, т. к. он связан с программным обеспечением для Linux, под названием LAMP (Linux Apache MySQL PHP). т. е. В нём встроенные обработчик PHP-кода, установка пакета MySQL и локального сервера Apache. Для Windows можно использовать OpenServer (- бесплатное ПО, аналог LAMP). После создания первоначальной структуры сайта, было решено создать шапку сайта, для привлечение пользователей.</text:span></text:p>
      <text:p text:style-name="P15"><text:span text:style-name="T12">На следующий день сделать:</text:span></text:p>
      <text:list xml:id="list279462169061510507" text:style-name="L2">
        <text:list-item>
          <text:p text:style-name="P16"><text:span text:style-name="T12">Переход по кнопкам</text:span></text:p>
        </text:list-item>
        <text:list-item>
          <text:p text:style-name="P16"><text:span text:style-name="T12">Стабилизировать меню</text:span></text:p>
        </text:list-item>
        <text:list-item>
          <text:p text:style-name="P16"><text:span text:style-name="T12">Переделать базу данных</text:span></text:p>
        </text:list-item>
        <text:list-item>
          <text:p text:style-name="P16"><text:span text:style-name="T12">Связи в таблицах</text:span></text:p>
        </text:list-item>
        <text:list-item>
          <text:p text:style-name="P16"><text:span text:style-name="T12">Создать диаграмму UML для логики сайта, для обоснование как это работает</text:span></text:p>
        </text:list-item>
        <text:list-item>
          <text:p text:style-name="P16"><text:span text:style-name="T12">Сделать более автомат</text:span><text:span text:style-name="T14">азированый сайт</text:span></text:p>
        </text:list-item>
      </text:list>
      <text:p text:style-name="P17"/>
      <text:p text:style-name="P10"><text:span text:style-name="T10"><text:tab/></text:span>День 4.</text:p>
      <text:p text:style-name="P10"/>
      <text:p text:style-name="P10"><text:tab/>День 5.</text:p>
      <text:p text:style-name="P10"/>
      <text:p text:style-name="P11"><text:tab/>День 6.</text:p>
      <text:p text:style-name="P11"/>
      <text:p text:style-name="P11"><text:tab/>День 7.</text:p>
      <text:p text:style-name="P11"/>
      <text:p text:style-name="P11"><text:tab/>День 8.</text:p>
      <text:p text:style-name="P11"/>
      <text:p text:style-name="P11"><text:tab/>День 9.</text:p>
      <text:p text:style-name="P11"/>
      <text:p text:style-name="P11"><text:tab/>День 10.</text:p>
      <text:p text:style-name="P11"/>
      <text:p text:style-name="P11"><text:tab/>День 11.</text:p>
      <text:p text:style-name="P11"/>
      <text:p text:style-name="P11"><text:tab/>День 12. </text:p>
      <text:p text:style-name="P11"/>
      <text:p text:style-name="P11"><text:tab/>День 13. <text:span text:style-name="T8">{Подготовка к защите проекта. Последние правки}</text:span></text:p>
      <text:p text:style-name="P11"/>
      <text:p text:style-name="P11"><text:tab/>День 14. {Защита проекта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2:54:50.943664111</meta:creation-date>
    <dc:date>2017-05-13T13:41:33.457444659</dc:date>
    <meta:editing-duration>PT2H29M42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547" meta:character-count="3900" meta:non-whitespace-character-count="3384"/>
  </office:meta>
</office:document-meta>
</file>